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1c8e7" officeooo:paragraph-rsid="0001c8e7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officeooo:rsid="0001c8e7" officeooo:paragraph-rsid="0001c8e7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1c8e7" officeooo:paragraph-rsid="0001c8e7" style:font-weight-asian="normal" style:font-weight-complex="normal"/>
    </style:style>
    <style:style style:name="T1" style:family="text">
      <style:text-properties officeooo:rsid="00029f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OC BY NOAH</text:p>
      <text:p text:style-name="P1"/>
      <text:p text:style-name="P2">Currently empty. </text:p>
      <text:p text:style-name="P2"/>
      <text:p text:style-name="P2">&gt; <text:span text:style-name="T1">Editado por Noah però no actualizado con NoahFolder local, de manera que generará conflictos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4T09:23:45.049000000</meta:creation-date>
    <dc:date>2024-04-24T09:30:55.367000000</dc:date>
    <meta:editing-duration>PT52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3" meta:word-count="20" meta:character-count="124" meta:non-whitespace-character-count="105"/>
  </office:meta>
</office:document-meta>
</file>